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099cb2" officeooo:paragraph-rsid="000ad76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b66d7" officeooo:paragraph-rsid="000b66d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0b66d7" officeooo:paragraph-rsid="000b66d7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text-properties fo:font-size="14pt" fo:font-weight="normal" officeooo:rsid="000b66d7" officeooo:paragraph-rsid="000b66d7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text-properties fo:font-size="14pt" fo:font-weight="normal" officeooo:rsid="000c65cb" officeooo:paragraph-rsid="000c65cb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text-properties fo:font-size="14pt" fo:font-weight="normal" officeooo:rsid="000cca14" officeooo:paragraph-rsid="000cca14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text-properties fo:font-size="14pt" fo:font-weight="normal" officeooo:rsid="000cca14" officeooo:paragraph-rsid="000de3b4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text-properties fo:font-size="14pt" fo:font-weight="normal" officeooo:rsid="0010e822" officeooo:paragraph-rsid="0010e822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text-properties fo:font-size="14pt" fo:font-weight="normal" officeooo:rsid="000f205a" officeooo:paragraph-rsid="000f205a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text-properties fo:font-size="14pt" fo:font-weight="normal" officeooo:rsid="000f205a" officeooo:paragraph-rsid="000fa531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text-properties fo:font-size="14pt" fo:font-weight="normal" officeooo:rsid="000fa531" officeooo:paragraph-rsid="000fa531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text-properties fo:font-size="14pt" fo:font-weight="normal" officeooo:rsid="000cca14" officeooo:paragraph-rsid="000fa531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0cca14" officeooo:paragraph-rsid="000fa531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bold" officeooo:rsid="0013aa55" officeooo:paragraph-rsid="0013aa55" style:font-size-asian="14pt" style:font-weight-asian="bold" style:font-size-complex="14pt" style:font-weight-complex="bold"/>
    </style:style>
    <style:style style:name="P15" style:family="paragraph" style:parent-style-name="Standard" style:list-style-name="L2">
      <style:text-properties fo:font-size="14pt" fo:font-weight="normal" officeooo:rsid="0013aa55" officeooo:paragraph-rsid="0013aa55" style:font-size-asian="14pt" style:font-weight-asian="normal" style:font-size-complex="14pt" style:font-weight-complex="normal"/>
    </style:style>
    <style:style style:name="P16" style:family="paragraph" style:parent-style-name="Standard" style:list-style-name="L2">
      <style:text-properties fo:font-size="14pt" fo:font-weight="normal" officeooo:rsid="0013aa55" officeooo:paragraph-rsid="0018336f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bold" officeooo:rsid="0018336f" officeooo:paragraph-rsid="0018336f" style:font-size-asian="14pt" style:font-weight-asian="bold" style:font-size-complex="14pt" style:font-weight-complex="bold"/>
    </style:style>
    <style:style style:name="P18" style:family="paragraph" style:parent-style-name="Standard" style:list-style-name="L2">
      <style:text-properties fo:font-size="14pt" fo:font-weight="normal" officeooo:rsid="0013aa55" officeooo:paragraph-rsid="00189f3d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bold" officeooo:rsid="0014a739" officeooo:paragraph-rsid="0014a739" style:font-size-asian="14pt" style:font-weight-asian="bold" style:font-size-complex="14pt" style:font-weight-complex="bold"/>
    </style:style>
    <style:style style:name="P20" style:family="paragraph" style:parent-style-name="Standard" style:list-style-name="L3">
      <style:text-properties fo:font-size="14pt" fo:font-weight="normal" officeooo:rsid="0014a739" officeooo:paragraph-rsid="0014a739" style:font-size-asian="14pt" style:font-weight-asian="normal" style:font-size-complex="14pt" style:font-weight-complex="normal"/>
    </style:style>
    <style:style style:name="P21" style:family="paragraph" style:parent-style-name="Standard" style:list-style-name="L3">
      <style:text-properties fo:font-size="14pt" fo:font-weight="normal" officeooo:rsid="0015f658" officeooo:paragraph-rsid="0015f658" style:font-size-asian="14pt" style:font-weight-asian="normal" style:font-size-complex="14pt" style:font-weight-complex="normal"/>
    </style:style>
    <style:style style:name="P22" style:family="paragraph" style:parent-style-name="Standard" style:list-style-name="L3">
      <style:text-properties fo:font-size="14pt" fo:font-weight="normal" officeooo:rsid="0016c140" officeooo:paragraph-rsid="0016c140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16c140" officeooo:paragraph-rsid="0016c140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bold" officeooo:rsid="001c1387" officeooo:paragraph-rsid="001c1387" style:font-size-asian="14pt" style:font-weight-asian="bold" style:font-size-complex="14pt" style:font-weight-complex="bold"/>
    </style:style>
    <style:style style:name="P25" style:family="paragraph" style:parent-style-name="Standard" style:list-style-name="L4">
      <style:text-properties fo:font-size="14pt" fo:font-weight="normal" officeooo:rsid="000b66d7" officeooo:paragraph-rsid="001c1387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0b66d7" officeooo:paragraph-rsid="001c1387" style:font-size-asian="14pt" style:font-weight-asian="normal" style:font-size-complex="14pt" style:font-weight-complex="normal"/>
    </style:style>
    <style:style style:name="P27" style:family="paragraph" style:parent-style-name="Standard" style:list-style-name="L4">
      <style:text-properties fo:font-size="14pt" fo:font-weight="normal" officeooo:rsid="001c1387" officeooo:paragraph-rsid="001c1387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fo:font-weight="normal" officeooo:rsid="001c1387" officeooo:paragraph-rsid="001c1387" style:font-size-asian="14pt" style:font-weight-asian="normal" style:font-size-complex="14pt" style:font-weight-complex="normal"/>
    </style:style>
    <style:style style:name="P29" style:family="paragraph" style:parent-style-name="Standard" style:list-style-name="L4">
      <style:text-properties fo:font-size="14pt" fo:font-weight="normal" officeooo:rsid="001d93ac" officeooo:paragraph-rsid="001dc820" style:font-size-asian="14pt" style:font-weight-asian="normal" style:font-size-complex="14pt" style:font-weight-complex="normal"/>
    </style:style>
    <style:style style:name="P30" style:family="paragraph" style:parent-style-name="Standard" style:list-style-name="L4">
      <style:text-properties fo:font-size="14pt" fo:font-weight="normal" officeooo:rsid="001c1387" officeooo:paragraph-rsid="001dc820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fo:font-weight="normal" officeooo:rsid="001c1387" officeooo:paragraph-rsid="001dc820" style:font-size-asian="14pt" style:font-weight-asian="normal" style:font-size-complex="14pt" style:font-weight-complex="normal"/>
    </style:style>
    <style:style style:name="P32" style:family="paragraph" style:parent-style-name="Standard" style:list-style-name="L1">
      <style:text-properties fo:font-size="14pt" fo:font-weight="normal" officeooo:rsid="000cca14" officeooo:paragraph-rsid="001f7d50" style:font-size-asian="14pt" style:font-weight-asian="normal" style:font-size-complex="14pt" style:font-weight-complex="normal"/>
    </style:style>
    <style:style style:name="P33" style:family="paragraph" style:parent-style-name="Standard" style:list-style-name="L1">
      <style:text-properties fo:font-size="14pt" fo:font-weight="normal" officeooo:rsid="002055e6" officeooo:paragraph-rsid="002055e6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fo:font-weight="normal" officeooo:rsid="002055e6" officeooo:paragraph-rsid="002055e6" style:font-size-asian="14pt" style:font-weight-asian="normal" style:font-size-complex="14pt" style:font-weight-complex="normal"/>
    </style:style>
    <style:style style:name="P35" style:family="paragraph" style:parent-style-name="Standard" style:list-style-name="L1">
      <style:text-properties fo:font-size="14pt" fo:font-weight="normal" officeooo:rsid="0014a739" officeooo:paragraph-rsid="00212d71" style:font-size-asian="14pt" style:font-weight-asian="normal" style:font-size-complex="14pt" style:font-weight-complex="normal"/>
    </style:style>
    <style:style style:name="P36" style:family="paragraph" style:parent-style-name="Standard" style:list-style-name="L1">
      <style:text-properties fo:font-size="14pt" fo:font-weight="normal" officeooo:rsid="0021cf49" officeooo:paragraph-rsid="0021cf49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normal" officeooo:rsid="000cca14" officeooo:paragraph-rsid="001f7d50" style:font-size-asian="14pt" style:font-weight-asian="normal" style:font-size-complex="14pt" style:font-weight-complex="normal"/>
    </style:style>
    <style:style style:name="T1" style:family="text">
      <style:text-properties officeooo:rsid="000ad767"/>
    </style:style>
    <style:style style:name="T2" style:family="text">
      <style:text-properties officeooo:rsid="000fa531"/>
    </style:style>
    <style:style style:name="T3" style:family="text">
      <style:text-properties officeooo:rsid="0018336f"/>
    </style:style>
    <style:style style:name="T4" style:family="text">
      <style:text-properties officeooo:rsid="001dc82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Cheat Sheet <text:span text:style-name="T1">3</text:span></text:p>
      <text:p text:style-name="P1"/>
      <text:p text:style-name="P2">Functions:</text:p>
      <text:p text:style-name="P3"/>
      <text:list xml:id="list2157562943" text:style-name="L1">
        <text:list-item>
          <text:p text:style-name="P4">Used to create a code block that can be ran over and over without having to write it out again.</text:p>
        </text:list-item>
        <text:list-item>
          <text:p text:style-name="P5">If you see these brackets () it is probably referring to a function.</text:p>
        </text:list-item>
        <text:list-item>
          <text:p text:style-name="P5">Some functions are built in and do not need to be created like print() and input().</text:p>
        </text:list-item>
        <text:list-item>
          <text:p text:style-name="P6">Functions can take arguments that they can use inside of the functions. </text:p>
        </text:list-item>
        <text:list-item>
          <text:p text:style-name="P6">print("This is my number: ", number)</text:p>
        </text:list-item>
        <text:list-item>
          <text:p text:style-name="P7">Arguments are separated by commas. </text:p>
        </text:list-item>
        <text:list-item>
          <text:p text:style-name="P8">Functions do not need arguments, you can leave the brackets empty if needed.</text:p>
        </text:list-item>
        <text:list-item>
          <text:p text:style-name="P7">def count(number):</text:p>
        </text:list-item>
        <text:list-item>
          <text:p text:style-name="P7"><text:s text:c="4"/>n=1</text:p>
        </text:list-item>
        <text:list-item>
          <text:p text:style-name="P7"><text:s text:c="4"/>while n &lt;= number:</text:p>
        </text:list-item>
        <text:list-item>
          <text:p text:style-name="P7"><text:s text:c="8"/>print(n)</text:p>
        </text:list-item>
        <text:list-item>
          <text:p text:style-name="P7"><text:s text:c="8"/>n = n+1</text:p>
        </text:list-item>
        <text:list-item>
          <text:p text:style-name="P7"/>
        </text:list-item>
        <text:list-item>
          <text:p text:style-name="P7">count(5)</text:p>
        </text:list-item>
        <text:list-item>
          <text:p text:style-name="P9">The def keyword is used to create a function.</text:p>
        </text:list-item>
        <text:list-item>
          <text:p text:style-name="P10">Remember to indent as needed.</text:p>
        </text:list-item>
        <text:list-item>
          <text:p text:style-name="P11">The count(5) is the function being called.</text:p>
        </text:list-item>
        <text:list-item>
          <text:p text:style-name="P12"><text:span text:style-name="T2">The 5 is assigned to the argument number and is used in the function.</text:span> </text:p>
        </text:list-item>
      </text:list>
      <text:p text:style-name="P13"/>
      <text:p text:style-name="P14">Parameter vs Argument:</text:p>
      <text:list text:style-name="L2">
        <text:list-item>
          <text:p text:style-name="P15">Parameters are in the definition/declaration of the function.</text:p>
        </text:list-item>
        <text:list-item>
          <text:p text:style-name="P15">Acts as a named placeholder or local variable to be used within the function's body.</text:p>
        </text:list-item>
        <text:list-item>
          <text:p text:style-name="P15">Arguments are in the function call.</text:p>
        </text:list-item>
        <text:list-item>
          <text:p text:style-name="P16">The actual value (literal, variable, or expression) that is supplied to the parameter at runtime.</text:p>
          <text:p text:style-name="P16"/>
        </text:list-item>
      </text:list>
      <text:p text:style-name="P17">Global:</text:p>
      <text:list text:continue-numbering="true" text:style-name="L2">
        <text:list-item>
          <text:p text:style-name="P16"><text:span text:style-name="T3">Variables created in functions cannot be used outside of them.</text:span></text:p>
        </text:list-item>
        <text:list-item>
          <text:p text:style-name="P16"><text:span text:style-name="T3">They need to be passed to them through arguments/parameters.</text:span></text:p>
        </text:list-item>
        <text:list-item>
          <text:p text:style-name="P16"><text:span text:style-name="T3">If you want to use variables that are outside of all functions inside of a function, you need to use the global keyword.</text:span></text:p>
        </text:list-item>
        <text:list-item>
          <text:p text:style-name="P18">count = 5</text:p>
        </text:list-item>
        <text:list-item>
          <text:p text:style-name="P18">def add():</text:p>
        </text:list-item>
        <text:list-item>
          <text:p text:style-name="P18"><text:s text:c="4"/>count+=2</text:p>
        </text:list-item>
        <text:list-item>
          <text:p text:style-name="P18"/>
        </text:list-item>
        <text:list-item>
          <text:p text:style-name="P18">add()<text:line-break/></text:p>
        </text:list-item>
      </text:list>
      <text:p text:style-name="P19">Return:</text:p>
      <text:list text:style-name="L3">
        <text:list-item>
          <text:p text:style-name="P20"><text:soft-page-break/>The return gives some data from a function back to where it was called from.</text:p>
        </text:list-item>
        <text:list-item>
          <text:p text:style-name="P20">def math(num_1,num_2):</text:p>
        </text:list-item>
        <text:list-item>
          <text:p text:style-name="P20"><text:s text:c="4"/>answer = num_1+num_2</text:p>
        </text:list-item>
        <text:list-item>
          <text:p text:style-name="P20"><text:s text:c="4"/>return answer</text:p>
        </text:list-item>
        <text:list-item>
          <text:p text:style-name="P20"/>
        </text:list-item>
        <text:list-item>
          <text:p text:style-name="P20">test = math(5,3)</text:p>
        </text:list-item>
        <text:list-item>
          <text:p text:style-name="P20">print(test)</text:p>
        </text:list-item>
        <text:list-item>
          <text:p text:style-name="P20">test is set to the answer from math where 5 and 3 are passed in as arguments.</text:p>
        </text:list-item>
        <text:list-item>
          <text:p text:style-name="P21">The answer 8 is returned and thus, 8 is printed.</text:p>
        </text:list-item>
        <text:list-item>
          <text:p text:style-name="P22">The return statement ends the function. Any code after it will be unreachable.</text:p>
        </text:list-item>
      </text:list>
      <text:p text:style-name="P23"/>
      <text:p text:style-name="P23"/>
      <text:p text:style-name="P24">Examples:</text:p>
      <text:list text:style-name="L4">
        <text:list-item>
          <text:p text:style-name="P25">def add():</text:p>
        </text:list-item>
        <text:list-item>
          <text:p text:style-name="P25"><text:s text:c="4"/>a = 7</text:p>
        </text:list-item>
        <text:list-item>
          <text:p text:style-name="P25"><text:s text:c="4"/>b=9</text:p>
        </text:list-item>
        <text:list-item>
          <text:p text:style-name="P25"><text:s text:c="4"/>c = a+b</text:p>
        </text:list-item>
        <text:list-item>
          <text:p text:style-name="P25"><text:s text:c="4"/>print(c)</text:p>
        </text:list-item>
        <text:list-item>
          <text:p text:style-name="P25"/>
        </text:list-item>
        <text:list-item>
          <text:p text:style-name="P25">add()</text:p>
        </text:list-item>
      </text:list>
      <text:p text:style-name="P26"/>
      <text:list text:continue-numbering="true" text:style-name="L4">
        <text:list-item>
          <text:p text:style-name="P27">print(b) [see what happens]<text:line-break/></text:p>
        </text:list-item>
      </text:list>
      <text:p text:style-name="P28"/>
      <text:p text:style-name="P28"/>
      <text:list text:continue-numbering="true" text:style-name="L4">
        <text:list-item>
          <text:p text:style-name="P27">count = 5</text:p>
        </text:list-item>
        <text:list-item>
          <text:p text:style-name="P27">def add():</text:p>
        </text:list-item>
        <text:list-item>
          <text:p text:style-name="P27"><text:s text:c="4"/>count+=2</text:p>
        </text:list-item>
        <text:list-item>
          <text:p text:style-name="P27"/>
        </text:list-item>
        <text:list-item>
          <text:p text:style-name="P27">add()</text:p>
        </text:list-item>
      </text:list>
      <text:p text:style-name="P28"/>
      <text:list text:continue-numbering="true" text:style-name="L4">
        <text:list-item>
          <text:p text:style-name="P29">Need to add global.</text:p>
          <text:p text:style-name="P29"/>
          <text:p text:style-name="P30"/>
          <text:p text:style-name="P30"/>
        </text:list-item>
        <text:list-item>
          <text:p text:style-name="P30">count = 5</text:p>
        </text:list-item>
        <text:list-item>
          <text:p text:style-name="P30">def add():</text:p>
        </text:list-item>
        <text:list-item>
          <text:p text:style-name="P30"><text:s text:c="4"/>global count</text:p>
        </text:list-item>
        <text:list-item>
          <text:p text:style-name="P30"><text:s text:c="4"/>count+=2</text:p>
        </text:list-item>
        <text:list-item>
          <text:p text:style-name="P30"><text:s text:c="4"/>print(count)</text:p>
        </text:list-item>
        <text:list-item>
          <text:p text:style-name="P30"><text:s text:c="4"/>add()</text:p>
        </text:list-item>
        <text:list-item>
          <text:p text:style-name="P30"/>
        </text:list-item>
        <text:list-item>
          <text:p text:style-name="P30">add()</text:p>
        </text:list-item>
        <text:list-item>
          <text:p text:style-name="P30"><text:span text:style-name="T4">Infinite loop.</text:span><text:tab/></text:p>
        </text:list-item>
      </text:list>
      <text:p text:style-name="P31"/>
      <text:list text:continue-list="list2157562943" text:style-name="L1">
        <text:list-item>
          <text:p text:style-name="P32"><text:soft-page-break/>def count(number):</text:p>
        </text:list-item>
        <text:list-item>
          <text:p text:style-name="P32"><text:s text:c="4"/>n=1</text:p>
        </text:list-item>
        <text:list-item>
          <text:p text:style-name="P32"><text:s text:c="4"/>while n &lt;= number:</text:p>
        </text:list-item>
        <text:list-item>
          <text:p text:style-name="P32"><text:s text:c="8"/>print(n)</text:p>
        </text:list-item>
        <text:list-item>
          <text:p text:style-name="P32"><text:s text:c="8"/>n = n+1</text:p>
        </text:list-item>
        <text:list-item>
          <text:p text:style-name="P32"/>
        </text:list-item>
        <text:list-item>
          <text:p text:style-name="P32">count(5)</text:p>
        </text:list-item>
        <text:list-item>
          <text:p text:style-name="P33">basic argument/parameter.</text:p>
        </text:list-item>
      </text:list>
      <text:p text:style-name="P34"/>
      <text:list text:continue-numbering="true" text:style-name="L1">
        <text:list-item>
          <text:p text:style-name="P35">def math(num_1,num_2):</text:p>
        </text:list-item>
        <text:list-item>
          <text:p text:style-name="P35"><text:s text:c="4"/>answer = num_1+num_2</text:p>
        </text:list-item>
        <text:list-item>
          <text:p text:style-name="P35"><text:s text:c="4"/>return answer</text:p>
        </text:list-item>
        <text:list-item>
          <text:p text:style-name="P35"/>
        </text:list-item>
        <text:list-item>
          <text:p text:style-name="P35">test = math(5,3)</text:p>
        </text:list-item>
        <text:list-item>
          <text:p text:style-name="P35">print(test)</text:p>
        </text:list-item>
        <text:list-item>
          <text:p text:style-name="P36">basic return</text:p>
        </text:list-item>
      </text:list>
      <text:p text:style-name="P34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8T17:07:04.301045400</meta:creation-date>
    <dc:date>2026-03-04T19:03:01.516378300</dc:date>
    <meta:editing-duration>P4DT5H11S</meta:editing-duration>
    <meta:editing-cycles>22</meta:editing-cycles>
    <meta:generator>LibreOffice/25.8.3.2$Windows_X86_64 LibreOffice_project/8ca8d55c161d602844f5428fa4b58097424e324e</meta:generator>
    <meta:document-statistic meta:table-count="0" meta:image-count="0" meta:object-count="0" meta:page-count="3" meta:paragraph-count="88" meta:word-count="450" meta:character-count="2261" meta:non-whitespace-character-count="1859"/>
  </office:meta>
</office:document-meta>
</file>